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AVEDRA MATOS, JEYNER RIC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2907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MBO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1821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AVEDRA MATOS, JEYNER RICAR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2907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1821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997847</text:p>
          </table:table-cell>
          <table:table-cell table:style-name="Tabla2.D3" office:value-type="string">
            <text:p text:style-name="P23">20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0/11/2021</text:p>
          </table:table-cell>
          <table:table-cell table:style-name="Tabla2.A4" office:value-type="string">
            <text:p text:style-name="P22">996025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3:22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